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65mm"/>
    </style:style>
    <style:style style:name="co2" style:family="table-column">
      <style:table-column-properties fo:break-before="auto" style:column-width="50.38mm"/>
    </style:style>
    <style:style style:name="co3" style:family="table-column">
      <style:table-column-properties fo:break-before="auto" style:column-width="32.54mm"/>
    </style:style>
    <style:style style:name="co4" style:family="table-column">
      <style:table-column-properties fo:break-before="auto" style:column-width="10.69mm"/>
    </style:style>
    <style:style style:name="co5" style:family="table-column">
      <style:table-column-properties fo:break-before="auto" style:column-width="12.59mm"/>
    </style:style>
    <style:style style:name="co6" style:family="table-column">
      <style:table-column-properties fo:break-before="auto" style:column-width="10.9mm"/>
    </style:style>
    <style:style style:name="co7" style:family="table-column">
      <style:table-column-properties fo:break-before="auto" style:column-width="32.33mm"/>
    </style:style>
    <style:style style:name="co8" style:family="table-column">
      <style:table-column-properties fo:break-before="auto" style:column-width="33.83mm"/>
    </style:style>
    <style:style style:name="co9" style:family="table-column">
      <style:table-column-properties fo:break-before="auto" style:column-width="8.57mm"/>
    </style:style>
    <style:style style:name="co10" style:family="table-column">
      <style:table-column-properties fo:break-before="auto" style:column-width="12.38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lothData-p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Filename</text:p>
          </table:table-cell>
          <table:table-cell office:value-type="string" calcext:value-type="string">
            <text:p>rPEF</text:p>
          </table:table-cell>
          <table:table-cell office:value-type="string" calcext:value-type="string">
            <text:p>rFEV1</text:p>
          </table:table-cell>
          <table:table-cell office:value-type="string" calcext:value-type="string">
            <text:p>rFVC</text:p>
          </table:table-cell>
          <table:table-cell office:value-type="string" calcext:value-type="string">
            <text:p>rFEVFVC</text:p>
          </table:table-cell>
          <table:table-cell office:value-type="string" calcext:value-type="string">
            <text:p>tPEF</text:p>
          </table:table-cell>
          <table:table-cell office:value-type="string" calcext:value-type="string">
            <text:p>tFEV1</text:p>
          </table:table-cell>
          <table:table-cell office:value-type="string" calcext:value-type="string">
            <text:p>tFVC</text:p>
          </table:table-cell>
          <table:table-cell office:value-type="string" calcext:value-type="string">
            <text:p>tFEVFVC</text:p>
          </table:table-cell>
          <table:table-cell office:value-type="string" calcext:value-type="string">
            <text:p>PEFdiff</text:p>
          </table:table-cell>
          <table:table-cell office:value-type="string" calcext:value-type="string">
            <text:p>FEVdiff</text:p>
          </table:table-cell>
          <table:table-cell office:value-type="string" calcext:value-type="string">
            <text:p>FVCdiff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heigh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12_FVC_Cloth_1.json</text:p>
          </table:table-cell>
          <table:table-cell office:value-type="float" office:value="6.74619790784857" calcext:value-type="float">
            <text:p>6.74619790784857</text:p>
          </table:table-cell>
          <table:table-cell office:value-type="float" office:value="1.67047323421764" calcext:value-type="float">
            <text:p>1.67047323421764</text:p>
          </table:table-cell>
          <table:table-cell office:value-type="float" office:value="2.02146189790944" calcext:value-type="float">
            <text:p>2.02146189790944</text:p>
          </table:table-cell>
          <table:table-cell table:formula="of:=([.D2]/[.E2])*100" office:value-type="float" office:value="82.6368894682217" calcext:value-type="float">
            <text:p>82.6368894682217</text:p>
          </table:table-cell>
          <table:table-cell office:value-type="float" office:value="5.47" calcext:value-type="float">
            <text:p>5.47</text:p>
          </table:table-cell>
          <table:table-cell office:value-type="float" office:value="2.4" calcext:value-type="float">
            <text:p>2.4</text:p>
          </table:table-cell>
          <table:table-cell office:value-type="float" office:value="2.72" calcext:value-type="float">
            <text:p>2.72</text:p>
          </table:table-cell>
          <table:table-cell table:formula="of:=([.H2]/[.I2])*100" office:value-type="float" office:value="88.2352941176471" calcext:value-type="float">
            <text:p>88.2352941176471</text:p>
          </table:table-cell>
          <table:table-cell table:formula="of:=([.G2]-[.C2])" office:value-type="float" office:value="-1.27619790784857" calcext:value-type="float">
            <text:p>-1.27619790784857</text:p>
          </table:table-cell>
          <table:table-cell table:formula="of:=([.H2]-[.D2])" office:value-type="float" office:value="0.72952676578236" calcext:value-type="float">
            <text:p>0.72952676578236</text:p>
          </table:table-cell>
          <table:table-cell table:formula="of:=([.I2]-[.E2])" office:value-type="float" office:value="0.69853810209056" calcext:value-type="float">
            <text:p>0.69853810209056</text:p>
          </table:table-cell>
          <table:table-cell office:value-type="float" office:value="25" calcext:value-type="float">
            <text:p>25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aviraj_FVC_Cloth_2.json</text:p>
          </table:table-cell>
          <table:table-cell office:value-type="float" office:value="9.60792966012968" calcext:value-type="float">
            <text:p>9.60792966012968</text:p>
          </table:table-cell>
          <table:table-cell office:value-type="float" office:value="2.21550396785683" calcext:value-type="float">
            <text:p>2.21550396785683</text:p>
          </table:table-cell>
          <table:table-cell office:value-type="float" office:value="2.61034657901227" calcext:value-type="float">
            <text:p>2.61034657901227</text:p>
          </table:table-cell>
          <table:table-cell table:formula="of:=([.D3]/[.E3])*100" office:value-type="float" office:value="84.8739391799519" calcext:value-type="float">
            <text:p>84.8739391799519</text:p>
          </table:table-cell>
          <table:table-cell office:value-type="float" office:value="7.68" calcext:value-type="float">
            <text:p>7.68</text:p>
          </table:table-cell>
          <table:table-cell office:value-type="float" office:value="2.88" calcext:value-type="float">
            <text:p>2.88</text:p>
          </table:table-cell>
          <table:table-cell office:value-type="float" office:value="3.3" calcext:value-type="float">
            <text:p>3.3</text:p>
          </table:table-cell>
          <table:table-cell table:formula="of:=([.H3]/[.I3])*100" office:value-type="float" office:value="87.2727272727273" calcext:value-type="float">
            <text:p>87.2727272727273</text:p>
          </table:table-cell>
          <table:table-cell table:formula="of:=([.G3]-[.C3])" office:value-type="float" office:value="-1.92792966012968" calcext:value-type="float">
            <text:p>-1.92792966012968</text:p>
          </table:table-cell>
          <table:table-cell table:formula="of:=([.H3]-[.D3])" office:value-type="float" office:value="0.66449603214317" calcext:value-type="float">
            <text:p>0.66449603214317</text:p>
          </table:table-cell>
          <table:table-cell table:formula="of:=([.I3]-[.E3])" office:value-type="float" office:value="0.68965342098773" calcext:value-type="float">
            <text:p>0.68965342098773</text:p>
          </table:table-cell>
          <table:table-cell office:value-type="float" office:value="30" calcext:value-type="float">
            <text:p>3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ohit_FVC_ClothMask_1.json</text:p>
          </table:table-cell>
          <table:table-cell office:value-type="float" office:value="9.69335965444068" calcext:value-type="float">
            <text:p>9.69335965444068</text:p>
          </table:table-cell>
          <table:table-cell office:value-type="float" office:value="2.65854152917196" calcext:value-type="float">
            <text:p>2.65854152917196</text:p>
          </table:table-cell>
          <table:table-cell office:value-type="float" office:value="3.21524136214319" calcext:value-type="float">
            <text:p>3.21524136214319</text:p>
          </table:table-cell>
          <table:table-cell table:formula="of:=([.D4]/[.E4])*100" office:value-type="float" office:value="82.6855974320961" calcext:value-type="float">
            <text:p>82.6855974320961</text:p>
          </table:table-cell>
          <table:table-cell office:value-type="float" office:value="7.79" calcext:value-type="float">
            <text:p>7.79</text:p>
          </table:table-cell>
          <table:table-cell office:value-type="float" office:value="3.41" calcext:value-type="float">
            <text:p>3.41</text:p>
          </table:table-cell>
          <table:table-cell office:value-type="float" office:value="3.82" calcext:value-type="float">
            <text:p>3.82</text:p>
          </table:table-cell>
          <table:table-cell table:formula="of:=([.H4]/[.I4])*100" office:value-type="float" office:value="89.2670157068063" calcext:value-type="float">
            <text:p>89.2670157068063</text:p>
          </table:table-cell>
          <table:table-cell table:formula="of:=([.G4]-[.C4])" office:value-type="float" office:value="-1.90335965444068" calcext:value-type="float">
            <text:p>-1.90335965444068</text:p>
          </table:table-cell>
          <table:table-cell table:formula="of:=([.H4]-[.D4])" office:value-type="float" office:value="0.75145847082804" calcext:value-type="float">
            <text:p>0.75145847082804</text:p>
          </table:table-cell>
          <table:table-cell table:formula="of:=([.I4]-[.E4])" office:value-type="float" office:value="0.60475863785681" calcext:value-type="float">
            <text:p>0.60475863785681</text:p>
          </table:table-cell>
          <table:table-cell office:value-type="float" office:value="21" calcext:value-type="float">
            <text:p>21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08_FVC_Cloth_1.json</text:p>
          </table:table-cell>
          <table:table-cell office:value-type="float" office:value="9.0453138059975" calcext:value-type="float">
            <text:p>9.0453138059975</text:p>
          </table:table-cell>
          <table:table-cell office:value-type="float" office:value="2.27107047731837" calcext:value-type="float">
            <text:p>2.27107047731837</text:p>
          </table:table-cell>
          <table:table-cell office:value-type="float" office:value="2.49957162489133" calcext:value-type="float">
            <text:p>2.49957162489133</text:p>
          </table:table-cell>
          <table:table-cell table:formula="of:=([.D5]/[.E5])*100" office:value-type="float" office:value="90.8583876814134" calcext:value-type="float">
            <text:p>90.8583876814134</text:p>
          </table:table-cell>
          <table:table-cell office:value-type="float" office:value="7.23" calcext:value-type="float">
            <text:p>7.23</text:p>
          </table:table-cell>
          <table:table-cell office:value-type="float" office:value="2.98" calcext:value-type="float">
            <text:p>2.98</text:p>
          </table:table-cell>
          <table:table-cell office:value-type="float" office:value="3.11" calcext:value-type="float">
            <text:p>3.11</text:p>
          </table:table-cell>
          <table:table-cell table:formula="of:=([.H5]/[.I5])*100" office:value-type="float" office:value="95.8199356913183" calcext:value-type="float">
            <text:p>95.8199356913183</text:p>
          </table:table-cell>
          <table:table-cell table:formula="of:=([.G5]-[.C5])" office:value-type="float" office:value="-1.8153138059975" calcext:value-type="float">
            <text:p>-1.8153138059975</text:p>
          </table:table-cell>
          <table:table-cell table:formula="of:=([.H5]-[.D5])" office:value-type="float" office:value="0.70892952268163" calcext:value-type="float">
            <text:p>0.70892952268163</text:p>
          </table:table-cell>
          <table:table-cell table:formula="of:=([.I5]-[.E5])" office:value-type="float" office:value="0.61042837510867" calcext:value-type="float">
            <text:p>0.61042837510867</text:p>
          </table:table-cell>
          <table:table-cell office:value-type="float" office:value="22" calcext:value-type="float">
            <text:p>22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14_FVC_Cloth_2.json</text:p>
          </table:table-cell>
          <table:table-cell office:value-type="float" office:value="7.6633552476224" calcext:value-type="float">
            <text:p>7.6633552476224</text:p>
          </table:table-cell>
          <table:table-cell office:value-type="float" office:value="1.69298135935256" calcext:value-type="float">
            <text:p>1.69298135935256</text:p>
          </table:table-cell>
          <table:table-cell office:value-type="float" office:value="1.90426266965431" calcext:value-type="float">
            <text:p>1.90426266965431</text:p>
          </table:table-cell>
          <table:table-cell table:formula="of:=([.D6]/[.E6])*100" office:value-type="float" office:value="88.9048231807167" calcext:value-type="float">
            <text:p>88.9048231807167</text:p>
          </table:table-cell>
          <table:table-cell office:value-type="float" office:value="6.16" calcext:value-type="float">
            <text:p>6.16</text:p>
          </table:table-cell>
          <table:table-cell office:value-type="float" office:value="2.41" calcext:value-type="float">
            <text:p>2.41</text:p>
          </table:table-cell>
          <table:table-cell office:value-type="float" office:value="2.52" calcext:value-type="float">
            <text:p>2.52</text:p>
          </table:table-cell>
          <table:table-cell table:formula="of:=([.H6]/[.I6])*100" office:value-type="float" office:value="95.6349206349206" calcext:value-type="float">
            <text:p>95.6349206349206</text:p>
          </table:table-cell>
          <table:table-cell table:formula="of:=([.G6]-[.C6])" office:value-type="float" office:value="-1.5033552476224" calcext:value-type="float">
            <text:p>-1.5033552476224</text:p>
          </table:table-cell>
          <table:table-cell table:formula="of:=([.H6]-[.D6])" office:value-type="float" office:value="0.71701864064744" calcext:value-type="float">
            <text:p>0.71701864064744</text:p>
          </table:table-cell>
          <table:table-cell table:formula="of:=([.I6]-[.E6])" office:value-type="float" office:value="0.61573733034569" calcext:value-type="float">
            <text:p>0.61573733034569</text:p>
          </table:table-cell>
          <table:table-cell office:value-type="float" office:value="25" calcext:value-type="float">
            <text:p>25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13_FVC_Cloth_2.json</text:p>
          </table:table-cell>
          <table:table-cell office:value-type="float" office:value="8.78986237502172" calcext:value-type="float">
            <text:p>8.78986237502172</text:p>
          </table:table-cell>
          <table:table-cell office:value-type="float" office:value="2.11913598342205" calcext:value-type="float">
            <text:p>2.11913598342205</text:p>
          </table:table-cell>
          <table:table-cell office:value-type="float" office:value="2.25407549971066" calcext:value-type="float">
            <text:p>2.25407549971066</text:p>
          </table:table-cell>
          <table:table-cell table:formula="of:=([.D7]/[.E7])*100" office:value-type="float" office:value="94.0135316538452" calcext:value-type="float">
            <text:p>94.0135316538452</text:p>
          </table:table-cell>
          <table:table-cell office:value-type="float" office:value="7.07" calcext:value-type="float">
            <text:p>7.07</text:p>
          </table:table-cell>
          <table:table-cell office:value-type="float" office:value="2.89" calcext:value-type="float">
            <text:p>2.89</text:p>
          </table:table-cell>
          <table:table-cell office:value-type="float" office:value="2.91" calcext:value-type="float">
            <text:p>2.91</text:p>
          </table:table-cell>
          <table:table-cell table:formula="of:=([.H7]/[.I7])*100" office:value-type="float" office:value="99.3127147766323" calcext:value-type="float">
            <text:p>99.3127147766323</text:p>
          </table:table-cell>
          <table:table-cell table:formula="of:=([.G7]-[.C7])" office:value-type="float" office:value="-1.71986237502172" calcext:value-type="float">
            <text:p>-1.71986237502172</text:p>
          </table:table-cell>
          <table:table-cell table:formula="of:=([.H7]-[.D7])" office:value-type="float" office:value="0.77086401657795" calcext:value-type="float">
            <text:p>0.77086401657795</text:p>
          </table:table-cell>
          <table:table-cell table:formula="of:=([.I7]-[.E7])" office:value-type="float" office:value="0.65592450028934" calcext:value-type="float">
            <text:p>0.65592450028934</text:p>
          </table:table-cell>
          <table:table-cell office:value-type="float" office:value="25" calcext:value-type="float">
            <text:p>25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16_FVC_Cloth_1.json</text:p>
          </table:table-cell>
          <table:table-cell office:value-type="float" office:value="8.24746324232513" calcext:value-type="float">
            <text:p>8.24746324232513</text:p>
          </table:table-cell>
          <table:table-cell office:value-type="float" office:value="1.80018720665572" calcext:value-type="float">
            <text:p>1.80018720665572</text:p>
          </table:table-cell>
          <table:table-cell office:value-type="float" office:value="2.51409978682786" calcext:value-type="float">
            <text:p>2.51409978682786</text:p>
          </table:table-cell>
          <table:table-cell table:formula="of:=([.D8]/[.E8])*100" office:value-type="float" office:value="71.6036497869915" calcext:value-type="float">
            <text:p>71.6036497869915</text:p>
          </table:table-cell>
          <table:table-cell table:style-name="ce1" office:value-type="float" office:value="2.19" calcext:value-type="float">
            <text:p>2.19</text:p>
          </table:table-cell>
          <table:table-cell table:style-name="ce1" office:value-type="float" office:value="1.8" calcext:value-type="float">
            <text:p>1.8</text:p>
          </table:table-cell>
          <table:table-cell table:style-name="ce1" office:value-type="float" office:value="3.16" calcext:value-type="float">
            <text:p>3.16</text:p>
          </table:table-cell>
          <table:table-cell table:formula="of:=([.H8]/[.I8])*100" office:value-type="float" office:value="56.9620253164557" calcext:value-type="float">
            <text:p>56.9620253164557</text:p>
          </table:table-cell>
          <table:table-cell table:formula="of:=([.G8]-[.C8])" office:value-type="float" office:value="-6.05746324232513" calcext:value-type="float">
            <text:p>-6.05746324232513</text:p>
          </table:table-cell>
          <table:table-cell table:formula="of:=([.H8]-[.D8])" office:value-type="float" office:value="-0.000187206655719807" calcext:value-type="float">
            <text:p>-0.00018720665572</text:p>
          </table:table-cell>
          <table:table-cell table:formula="of:=([.I8]-[.E8])" office:value-type="float" office:value="0.64590021317214" calcext:value-type="float">
            <text:p>0.64590021317214</text:p>
          </table:table-cell>
          <table:table-cell office:value-type="float" office:value="65" calcext:value-type="float">
            <text:p>65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17_FVC_Cloth_2.json</text:p>
          </table:table-cell>
          <table:table-cell office:value-type="float" office:value="5.6746875020744" calcext:value-type="float">
            <text:p>5.6746875020744</text:p>
          </table:table-cell>
          <table:table-cell office:value-type="float" office:value="1.97957451960841" calcext:value-type="float">
            <text:p>1.97957451960841</text:p>
          </table:table-cell>
          <table:table-cell office:value-type="float" office:value="3.04354243360104" calcext:value-type="float">
            <text:p>3.04354243360104</text:p>
          </table:table-cell>
          <table:table-cell table:formula="of:=([.D9]/[.E9])*100" office:value-type="float" office:value="65.0417913597554" calcext:value-type="float">
            <text:p>65.0417913597554</text:p>
          </table:table-cell>
          <table:table-cell table:style-name="ce1" office:value-type="float" office:value="5.03" calcext:value-type="float">
            <text:p>5.03</text:p>
          </table:table-cell>
          <table:table-cell table:style-name="ce1" office:value-type="float" office:value="1.98" calcext:value-type="float">
            <text:p>1.98</text:p>
          </table:table-cell>
          <table:table-cell table:style-name="ce1" office:value-type="float" office:value="2.42" calcext:value-type="float">
            <text:p>2.42</text:p>
          </table:table-cell>
          <table:table-cell table:formula="of:=([.H9]/[.I9])*100" office:value-type="float" office:value="81.8181818181818" calcext:value-type="float">
            <text:p>81.8181818181818</text:p>
          </table:table-cell>
          <table:table-cell table:formula="of:=([.G9]-[.C9])" office:value-type="float" office:value="-0.6446875020744" calcext:value-type="float">
            <text:p>-0.6446875020744</text:p>
          </table:table-cell>
          <table:table-cell table:formula="of:=([.H9]-[.D9])" office:value-type="float" office:value="0.000425480391589961" calcext:value-type="float">
            <text:p>0.00042548039159</text:p>
          </table:table-cell>
          <table:table-cell table:formula="of:=([.I9]-[.E9])" office:value-type="float" office:value="-0.62354243360104" calcext:value-type="float">
            <text:p>-0.6235424336010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18_FVC_Cloth_1.json</text:p>
          </table:table-cell>
          <table:table-cell office:value-type="float" office:value="5.88173397915487" calcext:value-type="float">
            <text:p>5.88173397915487</text:p>
          </table:table-cell>
          <table:table-cell office:value-type="float" office:value="3.17712135523404" calcext:value-type="float">
            <text:p>3.17712135523404</text:p>
          </table:table-cell>
          <table:table-cell office:value-type="float" office:value="3.67577884607983" calcext:value-type="float">
            <text:p>3.67577884607983</text:p>
          </table:table-cell>
          <table:table-cell table:formula="of:=([.D10]/[.E10])*100" office:value-type="float" office:value="86.4339637468233" calcext:value-type="float">
            <text:p>86.4339637468233</text:p>
          </table:table-cell>
          <table:table-cell table:style-name="ce1" office:value-type="float" office:value="6.68" calcext:value-type="float">
            <text:p>6.68</text:p>
          </table:table-cell>
          <table:table-cell table:style-name="ce1" office:value-type="float" office:value="2.71" calcext:value-type="float">
            <text:p>2.71</text:p>
          </table:table-cell>
          <table:table-cell table:style-name="ce1" office:value-type="float" office:value="3.11" calcext:value-type="float">
            <text:p>3.11</text:p>
          </table:table-cell>
          <table:table-cell table:formula="of:=([.H10]/[.I10])*100" office:value-type="float" office:value="87.1382636655949" calcext:value-type="float">
            <text:p>87.1382636655949</text:p>
          </table:table-cell>
          <table:table-cell table:formula="of:=([.G10]-[.C10])" office:value-type="float" office:value="0.79826602084513" calcext:value-type="float">
            <text:p>0.79826602084513</text:p>
          </table:table-cell>
          <table:table-cell table:formula="of:=([.H10]-[.D10])" office:value-type="float" office:value="-0.46712135523404" calcext:value-type="float">
            <text:p>-0.46712135523404</text:p>
          </table:table-cell>
          <table:table-cell table:formula="of:=([.I10]-[.E10])" office:value-type="float" office:value="-0.56577884607983" calcext:value-type="float">
            <text:p>-0.5657788460798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0" calcext:value-type="float">
            <text:p>160</text:p>
          </table:table-cell>
        </table:table-row>
        <table:table-row table:style-name="ro1">
          <table:table-cell table:number-columns-repeated="6"/>
          <table:table-cell table:style-name="ce1" table:number-columns-repeated="3"/>
          <table:table-cell table:number-columns-repeated="4"/>
          <table:table-cell table:style-name="ce1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3">00/00/0000</text:date>, <text:time style:data-style-name="N2" text:time-value="16:32:42.75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2-13T16:34:26.228000000</dc:date>
    <meta:editing-duration>PT2M50S</meta:editing-duration>
    <meta:editing-cycles>2</meta:editing-cycles>
    <meta:generator>LibreOffice/6.2.3.2$Windows_X86_64 LibreOffice_project/aecc05fe267cc68dde00352a451aa867b3b546ac</meta:generator>
    <meta:document-statistic meta:table-count="1" meta:cell-count="149" meta:object-count="0"/>
  </office:meta>
</office:document-meta>
</file>